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b62" officeooo:paragraph-rsid="000f7b62"/>
    </style:style>
    <style:style style:name="P2" style:family="paragraph" style:parent-style-name="Standard">
      <style:paragraph-properties fo:text-align="start" style:justify-single-word="false"/>
      <style:text-properties officeooo:rsid="000f7b62" officeooo:paragraph-rsid="000f7b62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7b62" officeooo:paragraph-rsid="000f7b62"/>
    </style:style>
    <style:style style:name="P4" style:family="paragraph" style:parent-style-name="Standard">
      <style:paragraph-properties fo:text-align="start" style:justify-single-word="false"/>
      <style:text-properties officeooo:rsid="000f7b62" officeooo:paragraph-rsid="000f7b62"/>
    </style:style>
    <style:style style:name="P5" style:family="paragraph" style:parent-style-name="Standard">
      <style:paragraph-properties fo:text-align="start" style:justify-single-word="false"/>
      <style:text-properties officeooo:rsid="000f7b62" officeooo:paragraph-rsid="000f7d9d"/>
    </style:style>
    <style:style style:name="P6" style:family="paragraph" style:parent-style-name="Standard">
      <style:paragraph-properties fo:text-align="center" style:justify-single-word="false"/>
      <style:text-properties officeooo:rsid="000f7b62" officeooo:paragraph-rsid="000f7d9d"/>
    </style:style>
    <style:style style:name="P7" style:family="paragraph" style:parent-style-name="Standard">
      <style:paragraph-properties fo:text-align="start" style:justify-single-word="false"/>
      <style:text-properties officeooo:rsid="000f7d9d" officeooo:paragraph-rsid="000f7d9d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0f7d9d" officeooo:paragraph-rsid="000f7d9d"/>
    </style:style>
    <style:style style:name="P9" style:family="paragraph" style:parent-style-name="Standard">
      <style:paragraph-properties fo:text-align="center" style:justify-single-word="false"/>
      <style:text-properties officeooo:rsid="000f7d9d" officeooo:paragraph-rsid="000f7d9d"/>
    </style:style>
    <style:style style:name="P10" style:family="paragraph" style:parent-style-name="Standard">
      <style:paragraph-properties fo:text-align="start" style:justify-single-word="false"/>
      <style:text-properties officeooo:rsid="00116c6b" officeooo:paragraph-rsid="00116c6b"/>
    </style:style>
    <style:style style:name="P11" style:family="paragraph" style:parent-style-name="Standard">
      <style:paragraph-properties fo:text-align="center" style:justify-single-word="false"/>
      <style:text-properties officeooo:rsid="00116c6b" officeooo:paragraph-rsid="00116c6b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34b34" officeooo:paragraph-rsid="00134b34"/>
    </style:style>
    <style:style style:name="P13" style:family="paragraph" style:parent-style-name="Standard">
      <style:paragraph-properties fo:text-align="start" style:justify-single-word="false"/>
      <style:text-properties officeooo:rsid="00134b34" officeooo:paragraph-rsid="00134b34"/>
    </style:style>
    <style:style style:name="P14" style:family="paragraph" style:parent-style-name="Standard">
      <style:paragraph-properties fo:text-align="center" style:justify-single-word="false"/>
      <style:text-properties officeooo:rsid="00134b34" officeooo:paragraph-rsid="00134b34"/>
    </style:style>
    <style:style style:name="P15" style:family="paragraph" style:parent-style-name="Standard">
      <style:paragraph-properties fo:text-align="start" style:justify-single-word="false"/>
      <style:text-properties officeooo:rsid="00139677" officeooo:paragraph-rsid="00139677"/>
    </style:style>
    <style:style style:name="P16" style:family="paragraph" style:parent-style-name="Standard">
      <style:paragraph-properties fo:text-align="start" style:justify-single-word="false"/>
      <style:text-properties officeooo:rsid="00159297" officeooo:paragraph-rsid="00159297"/>
    </style:style>
    <style:style style:name="P17" style:family="paragraph" style:parent-style-name="Standard">
      <style:paragraph-properties fo:text-align="center" style:justify-single-word="false"/>
      <style:text-properties officeooo:rsid="00159297" officeooo:paragraph-rsid="00159297"/>
    </style:style>
    <style:style style:name="P18" style:family="paragraph" style:parent-style-name="Standard">
      <style:paragraph-properties fo:text-align="start" style:justify-single-word="false"/>
      <style:text-properties officeooo:rsid="00190d0c" officeooo:paragraph-rsid="00190d0c"/>
    </style:style>
    <style:style style:name="P19" style:family="paragraph" style:parent-style-name="Standard">
      <style:paragraph-properties fo:text-align="start" style:justify-single-word="false"/>
      <style:text-properties officeooo:rsid="001aa37a" officeooo:paragraph-rsid="001aa37a"/>
    </style:style>
    <style:style style:name="T1" style:family="text">
      <style:text-properties officeooo:rsid="0017810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quation utile dans le construction du Perceptron</text:p>
      <text:p text:style-name="P1"/>
      <text:p text:style-name="P2"/>
      <text:p text:style-name="P5">Équations de la frontière de décision : </text:p>
      <text:p text:style-name="P5"/>
      <text:p text:style-name="P6"><draw:frame draw:style-name="fr2" draw:name="Objet1" text:anchor-type="as-char" svg:y="-0.377cm" svg:width="3.74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xml:id="list1631335328" text:style-name="L1">
        <text:list-item>
          <text:p text:style-name="P3">x1 une donnée</text:p>
        </text:list-item>
        <text:list-item>
          <text:p text:style-name="P3">x2 une donnée</text:p>
        </text:list-item>
        <text:list-item>
          <text:p text:style-name="P3">w1 le modificateur de x1</text:p>
        </text:list-item>
        <text:list-item>
          <text:p text:style-name="P3">w2 le modificateur de x2</text:p>
        </text:list-item>
        <text:list-item>
          <text:p text:style-name="P3">b le biais</text:p>
        </text:list-item>
      </text:list>
      <text:p text:style-name="P2"/>
      <text:p text:style-name="P7">Lorsque z est positif, on considère que l’élément évaluer est dans la première catégorie</text:p>
      <text:p text:style-name="P7">Lorsque z est négatif, on considère que l’élément évaluer est dans la seconde catégorie</text:p>
      <text:p text:style-name="P7">Le choix de la catégorie est représenté par y.</text:p>
      <text:p text:style-name="P2"/>
      <text:p text:style-name="P7">Fonction d’activations (Sigmoïde ou Logistique) : <text:s/></text:p>
      <text:p text:style-name="P7"/>
      <text:p text:style-name="P9"><text:s/><draw:frame draw:style-name="fr1" draw:name="Objet2" text:anchor-type="as-char" svg:y="-0.619cm" svg:width="2.417cm" svg:height="1.05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list xml:id="list1769006795" text:style-name="L2">
        <text:list-item>
          <text:p text:style-name="P8">z est l’équation de la frontière de décision</text:p>
        </text:list-item>
      </text:list>
      <text:p text:style-name="P7"/>
      <text:p text:style-name="P7">Cette fonction est utile pour nous représenter le probabilité d’appartenance a une catégorie.</text:p>
      <text:p text:style-name="P7"/>
      <text:p text:style-name="P7">La fonction d’activations répond à la loi de Bernoulli donc on obtiens :</text:p>
      <text:p text:style-name="P7"/>
      <text:p text:style-name="P9"><text:s/><draw:frame draw:style-name="fr1" draw:name="Objet3" text:anchor-type="as-char" svg:y="-0.437cm" svg:width="5.482cm" svg:height="0.55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10">Fonction Coût (Loss Function) : </text:p>
      <text:p text:style-name="P10"/>
      <text:p text:style-name="P10"><text:tab/>La fonction coût nous permet de ce représenté la vraisemblance (Likelihood) de notre modèle est ainsi, on peut modifier les paramètre w1, w2 et b pour obtenir le meilleur modèle possible. </text:p>
      <text:p text:style-name="P10">Le principe est simple on multiplie le probabilité d’appartenance de tout les éléments, de façon à observé la vraisemblance : </text:p>
      <text:p text:style-name="P10"/>
      <text:p text:style-name="P11"><text:s/><draw:frame draw:style-name="fr1" draw:name="Objet4" text:anchor-type="as-char" svg:y="-0.718cm" svg:width="3.066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list xml:id="list3005070866" text:style-name="L3">
        <text:list-item>
          <text:p text:style-name="P12">m est le nombre total d’élément analysé</text:p>
        </text:list-item>
      </text:list>
      <text:p text:style-name="P13"/>
      <text:p text:style-name="P13">Le soucie ici est que l’on multiplie des données comprise entre 0 et 1, le résultat tend donc vers 0.</text:p>
      <text:p text:style-name="P13">Pour évité ce problème, on vas donc passer par la fonctions log pour transformé la multiplication en addition. </text:p>
      <text:p text:style-name="P13"/>
      <text:p text:style-name="P14"><draw:frame draw:style-name="fr1" draw:name="Objet6" text:anchor-type="as-char" svg:y="-0.386cm" svg:width="4.807cm" svg:height="0.50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/>
      <text:p text:style-name="P15">On obtiens donc une additions des probabilités. De plus log étant monotone croissant, l’ordre de priorité de nos terme reste conservé.</text:p>
      <text:p text:style-name="P14"/>
      <text:p text:style-name="P14"><text:soft-page-break/><draw:frame draw:style-name="fr1" draw:name="Objet5" text:anchor-type="as-char" svg:y="-0.718cm" svg:width="3.965cm" svg:height="1.13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4"><draw:frame draw:style-name="fr1" draw:name="Objet7" text:anchor-type="as-char" svg:y="-0.713cm" svg:width="3.902cm" svg:height="1.13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3"/>
      <text:p text:style-name="P13"/>
      <text:p text:style-name="P16">Maintenant remplaçons la formule de probabilité, est simplifions là. <text:span text:style-name="T1">Actuce : </text:span><text:span text:style-name="T1"><draw:frame draw:style-name="fr1" draw:name="Objet9" text:anchor-type="as-char" svg:y="-0.437cm" svg:width="3.591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6"/>
      <text:p text:style-name="P17"><draw:frame draw:style-name="fr1" draw:name="Objet8" text:anchor-type="as-char" svg:y="-0.713cm" svg:width="4.842cm" svg:height="1.13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6"/>
      <text:p text:style-name="P17"><draw:frame draw:style-name="fr1" draw:name="Objet10" text:anchor-type="as-char" svg:y="-0.713cm" svg:width="6.884cm" svg:height="1.13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/>
      <text:p text:style-name="P18">On arrive presque à la fonction de coût LogLoss, il ne manque le facteur <draw:frame draw:style-name="fr1" draw:name="Objet11" text:anchor-type="as-char" svg:y="-0.619cm" svg:width="0.944cm" svg:height="0.998cm" draw:z-index="10"><draw:object xlink:href="./Object 11" xlink:type="simple" xlink:show="embed" xlink:actuate="onLoad"/><draw:image xlink:href="./ObjectReplacements/Object 11" xlink:type="simple" xlink:show="embed" xlink:actuate="onLoad"/></draw:frame><text:s/>devant. </text:p>
      <text:p text:style-name="P18">Et bien, dans ce facteur le – viens du fait que l’on minimise la fonction négative de LogLoss ce qui maximise LogLoss. Et le <draw:frame draw:style-name="fr1" draw:name="Objet12" text:anchor-type="as-char" svg:y="-0.619cm" svg:width="0.6cm" svg:height="0.998cm" draw:z-index="11"><draw:object xlink:href="./Object 12" xlink:type="simple" xlink:show="embed" xlink:actuate="onLoad"/><draw:image xlink:href="./ObjectReplacements/Object 12" xlink:type="simple" xlink:show="embed" xlink:actuate="onLoad"/></draw:frame><text:s/>est un facteur de normalisation.</text:p>
      <text:p text:style-name="P18"/>
      <text:p text:style-name="P19">Note pour plus tard, il manque à calculer les gradients pour effectuer la descente de gradient et trouver enfin les paramètre w1, w2 et b les plus optimum. Je le ferai sur papier car c’est trop long à rédiger par office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18:49.809000000</meta:creation-date>
    <dc:date>2021-10-06T12:58:56.266000000</dc:date>
    <meta:editing-duration>PT1H8M45S</meta:editing-duration>
    <meta:editing-cycles>9</meta:editing-cycles>
    <meta:generator>LibreOffice/7.2.1.2$Windows_X86_64 LibreOffice_project/87b77fad49947c1441b67c559c339af8f3517e22</meta:generator>
    <meta:document-statistic meta:table-count="0" meta:image-count="0" meta:object-count="12" meta:page-count="2" meta:paragraph-count="34" meta:word-count="341" meta:character-count="1973" meta:non-whitespace-character-count="1648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w</mi>
      </mrow>
      <mn>1</mn>
      <mi>x</mi>
      <mrow>
        <mn>1</mn>
        <mo stretchy="false">+</mo>
        <mi>w</mi>
      </mrow>
      <mn>2</mn>
      <mi>x</mi>
      <mrow>
        <mn>2</mn>
        <mo stretchy="false">+</mo>
        <mi>b</mi>
      </mrow>
    </mrow>
    <annotation encoding="StarMath 5.0">z = w1x1 + w2x2  + b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b>
              <mi>y</mi>
              <mi>i</mi>
            </msub>
          </mrow>
          <mo stretchy="false">×</mo>
          <mi>log</mi>
        </mrow>
      </mrow>
      <mrow>
        <mrow>
          <mo fence="true" form="prefix" stretchy="false">(</mo>
          <mrow>
            <msub>
              <mi>a</mi>
              <mi>i</mi>
            </msub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  <mo stretchy="false">×</mo>
          <mi>log</mi>
        </mrow>
      </mrow>
      <mrow>
        <mo fence="true" form="prefix" stretchy="false">(</mo>
        <mrow>
          <mrow>
            <mn>1</mn>
            <mo stretchy="false">−</mo>
            <msub>
              <mi>a</mi>
              <mi>i</mi>
            </msub>
          </mrow>
        </mrow>
        <mo fence="true" form="postfix" stretchy="false">)</mo>
      </mrow>
    </mrow>
    <annotation encoding="StarMath 5.0">L = sum from{i=1} to{m} y_{ i } times log( a_{i} ) + ( 1 - y_{i} ) times log( 1 - a_{i} )</annotation>
  </semantics>
</math>
</file>

<file path=Object 11/content.xml><?xml version="1.0" encoding="utf-8"?>
<math xmlns="http://www.w3.org/1998/Math/MathML" display="block">
  <semantics>
    <mrow>
      <mo stretchy="false">−</mo>
      <mfrac>
        <mn>1</mn>
        <mi>m</mi>
      </mfrac>
    </mrow>
    <annotation encoding="StarMath 5.0">- {{1} over {m}} </annotation>
  </semantics>
</math>
</file>

<file path=Object 12/content.xml><?xml version="1.0" encoding="utf-8"?>
<math xmlns="http://www.w3.org/1998/Math/MathML" display="block">
  <semantics>
    <mfrac>
      <mn>1</mn>
      <mi>m</mi>
    </mfrac>
    <annotation encoding="StarMath 5.0">{1} over {m}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 mathvariant="normal">e</mi>
              <mrow>
                <mo stretchy="false">−</mo>
                <mi>z</mi>
              </mrow>
            </msup>
          </mrow>
        </mfrac>
      </mrow>
    </mrow>
    <annotation encoding="StarMath 5.0">a(z) = {1} over { 1 + func e^{-z} }
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Y</mi>
              <mo stretchy="false">=</mo>
              <mi>y</mi>
            </mrow>
          </mrow>
          <mo fence="true" form="postfix" stretchy="false">)</mo>
        </mrow>
        <mo stretchy="false">=</mo>
        <mi>a</mi>
      </mrow>
      <mrow>
        <msup>
          <mrow>
            <mo fence="true" form="prefix" stretchy="false">(</mo>
            <mrow>
              <mi>z</mi>
            </mrow>
            <mo fence="true" form="postfix" stretchy="false">)</mo>
          </mrow>
          <mi>y</mi>
        </msup>
        <mo stretchy="false">×</mo>
        <msup>
          <mrow>
            <mo fence="true" form="prefix" stretchy="false">(</mo>
            <mrow>
              <mrow>
                <mrow>
                  <mn>1</mn>
                  <mo stretchy="false">−</mo>
                  <mi>a</mi>
                </mrow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n>1</mn>
            <mo stretchy="false">−</mo>
            <mi>y</mi>
          </mrow>
        </msup>
      </mrow>
    </mrow>
    <annotation encoding="StarMath 5.0">P(Y = y ) = a(z)^y times ( 1 - a(z) )^{ 1 - y }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row>
          <munderover>
            <mo stretchy="false">∏</mo>
            <mrow>
              <mi>i</mi>
              <mo stretchy="false">=</mo>
              <mn>1</mn>
            </mrow>
            <mi>m</mi>
          </munderover>
          <mi>P</mi>
        </mrow>
      </mrow>
      <mrow>
        <mo fence="true" form="prefix" stretchy="false">(</mo>
        <mrow>
          <mrow>
            <mi>Y</mi>
            <mo stretchy="false">=</mo>
            <msub>
              <mi>y</mi>
              <mi>i</mi>
            </msub>
          </mrow>
        </mrow>
        <mo fence="true" form="postfix" stretchy="false">)</mo>
      </mrow>
    </mrow>
    <annotation encoding="StarMath 5.0">L = prod from{i = 1} to{m} P( Y = y_{i} ) 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i>log</mi>
      </mrow>
      <mrow>
        <mo fence="true" form="prefix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m</mi>
              </munderover>
              <mi>P</mi>
            </mrow>
            <mrow>
              <mo fence="true" form="prefix" stretchy="false">(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L = log( prod from{i = 1} to{m} P( Y = y_{i} ) ) </annotation>
  </semantics>
</math>
</file>

<file path=Object 6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row>
              <mi>a</mi>
              <mo stretchy="false">×</mo>
              <mi>b</mi>
            </mrow>
          </mrow>
          <mo fence="true" form="postfix" stretchy="false">)</mo>
        </mrow>
        <mo stretchy="false">=</mo>
        <mi>log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log</mi>
      </mrow>
      <mrow>
        <mo fence="true" form="prefix" stretchy="false">(</mo>
        <mrow>
          <mi>b</mi>
        </mrow>
        <mo fence="true" form="postfix" stretchy="false">)</mo>
      </mrow>
    </mrow>
    <annotation encoding="StarMath 5.0">log( a times b ) = log( a ) + log( b )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og</mi>
        </mrow>
      </mrow>
      <mrow>
        <mo fence="true" form="prefix" stretchy="false">(</mo>
        <mrow>
          <mrow>
            <mi>P</mi>
            <mrow>
              <mo fence="true" form="prefix" stretchy="false">(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L = sum from{i=1} to{m} log( P( Y = y_{i} ) )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og</mi>
        </mrow>
      </mrow>
      <mrow>
        <mo fence="true" form="prefix" stretchy="false">(</mo>
        <mrow>
          <mrow>
            <msup>
              <msub>
                <mi>a</mi>
                <mi>i</mi>
              </msub>
              <msub>
                <mi>y</mi>
                <mi>i</mi>
              </msub>
            </msup>
            <mo stretchy="false">×</mo>
            <msup>
              <mrow>
                <mo fence="true" form="prefix" stretchy="false">(</mo>
                <mrow>
                  <mrow>
                    <mn>1</mn>
                    <mo stretchy="false">−</mo>
                    <msub>
                      <mi>a</mi>
                      <mi>i</mi>
                    </msub>
                  </mrow>
                </mrow>
                <mo fence="true" form="postfix" stretchy="false">)</mo>
              </mrow>
              <mrow>
                <mn>1</mn>
                <mo stretchy="false">−</mo>
                <msub>
                  <mi>y</mi>
                  <mi>i</mi>
                </msub>
              </mrow>
            </msup>
          </mrow>
        </mrow>
        <mo fence="true" form="postfix" stretchy="false">)</mo>
      </mrow>
    </mrow>
    <annotation encoding="StarMath 5.0">L = sum from{i=1} to{m} log( {a_{i}}^{y_{i}}  times ( 1 - {a_{i}} )^{ 1 - {y_{i}} } )</annotation>
  </semantics>
</math>
</file>

<file path=Object 9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sup>
              <mi>a</mi>
              <mi>y</mi>
            </msup>
          </mrow>
          <mo fence="true" form="postfix" stretchy="false">)</mo>
        </mrow>
        <mo stretchy="false">=</mo>
        <mrow>
          <mi>y</mi>
          <mo stretchy="false">×</mo>
          <mi>log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log( a^{y} )=y times log( a )</annotation>
  </semantics>
</math>
</file>